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fo:language="en" fo:country="US" officeooo:rsid="000549f3" officeooo:paragraph-rsid="000549f3"/>
    </style:style>
    <style:style style:name="P2" style:family="paragraph" style:parent-style-name="Standard">
      <style:text-properties officeooo:paragraph-rsid="000549f3"/>
    </style:style>
    <style:style style:name="P3" style:family="paragraph" style:parent-style-name="Standard">
      <style:text-properties officeooo:rsid="000549f3" officeooo:paragraph-rsid="000549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49f3"/>
    </style:style>
    <style:style style:name="T3" style:family="text">
      <style:text-properties fo:font-variant="normal" fo:text-transform="none" fo:color="#ffffff" loext:opacity="100%" style:font-name="Söhne Mono" fo:font-size="8.39999961853027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ula 2 – 01/02/2024 <text:line-break/><text:line-break/></text:span>Faça um programa que <text:span text:style-name="T2">classifique a classificacao etaria de um jogo fornecido pelo usuario e permita ao mesmo jogar dependendo da idade do usuario.</text:span><text:line-break/><text:line-break/><text:span text:style-name="T2">Algoritimo classificacao_etaria_jogo<text:line-break/><text:line-break/>Var</text:span></text:p>
      <text:p text:style-name="P2"><text:span text:style-name="T2"><text:tab/>nome= string<text:line-break/><text:tab/>classificacao = inteiro<text:line-break/><text:tab/>idade = int <text:line-break/><text:line-break/>inicio </text:span></text:p>
      <text:p text:style-name="P2"><text:span text:style-name="T2"/></text:p>
      <text:p text:style-name="P2"><text:span text:style-name="T2">escreva(“Digite seu nome”);</text:span></text:p>
      <text:p text:style-name="P2"><text:span text:style-name="T2">leia(nome);<text:line-break/><text:line-break/>escreva(“Digite a classificacao etaria do jogo desejado utilizando um numero inteiro”); </text:span></text:p>
      <text:p text:style-name="P3"><text:span text:style-name="T1">leia(classificacao);<text:line-break/><text:line-break/>escreva(“Digite sua idade”);<text:line-break/>leia(idade);<text:line-break/><text:line-break/>se</text:span></text:p>
      <text:p text:style-name="P3"><text:tab/><text:span text:style-name="T1">classificacao &gt; Idade ;<text:line-break/><text:tab/>escreva(“Voce pode jogar ”);</text:span></text:p>
      <text:p text:style-name="P1">senao</text:p>
      <text:p text:style-name="P2"><text:span text:style-name="T2"><text:tab/>escreva(“voce nao pode jogar”);<text:line-break/>Fimalgoritim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20:55:20.553000000</meta:creation-date>
    <meta:generator>LibreOffice/7.5.4.2$Windows_X86_64 LibreOffice_project/36ccfdc35048b057fd9854c757a8b67ec53977b6</meta:generator>
    <dc:date>2024-02-01T21:09:58.709000000</dc:date>
    <meta:editing-duration>PT14M38S</meta:editing-duration>
    <meta:editing-cycles>1</meta:editing-cycles>
    <meta:document-statistic meta:table-count="0" meta:image-count="0" meta:object-count="0" meta:page-count="1" meta:paragraph-count="8" meta:word-count="74" meta:character-count="572" meta:non-whitespace-character-count="488"/>
  </office:meta>
</office:document-meta>
</file>